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c43f" officeooo:paragraph-rsid="0014c4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ronomy API</text:p>
      <text:p text:style-name="P1"/>
      <text:p text:style-name="P1">application ID</text:p>
      <text:p text:style-name="P1">adb8f84e-3dad-445b-acc5-92beddb1113a</text:p>
      <text:p text:style-name="P1"/>
      <text:p text:style-name="P1">Application Secret</text:p>
      <text:p text:style-name="P1">22e15557d1fd330bf114fd8948d33c8542c036f19041b97c166e43ba8cb775fea5aec3551f6ebee38d512f4b3c144c5645600cb96fed05af15d506d9c8717eaea42bdd103fc963fdbdc68e3b52bbd44b7bced65767ef7015d9de9a654318b93bf9b275f99f47b38d15c9ee67998f301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9:10:59.078559750</meta:creation-date>
    <dc:date>2022-10-04T09:12:49.797126463</dc:date>
    <meta:editing-duration>PT1M51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1" meta:paragraph-count="5" meta:word-count="8" meta:character-count="305" meta:non-whitespace-character-count="302"/>
  </office:meta>
</office:document-meta>
</file>